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79in" fo:margin-left="0.0069in" table:align="left"/>
    </style:style>
    <style:style style:name="Table2.A" style:family="table-column">
      <style:table-column-properties style:column-width="3.125in"/>
    </style:style>
    <style:style style:name="Table2.B" style:family="table-column">
      <style:table-column-properties style:column-width="3.5729in"/>
    </style:style>
    <style:style style:name="Table2.1" style:family="table-row">
      <style:table-row-properties style:min-row-height="0.291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562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1.3743in"/>
    </style:style>
    <style:style style:name="Table2.5" style:family="table-row">
      <style:table-row-properties style:min-row-height="1.2882in"/>
    </style:style>
    <style:style style:name="P1" style:family="paragraph" style:parent-style-name="Standard">
      <style:paragraph-properties fo:text-align="center" style:justify-single-word="false"/>
      <style:text-properties officeooo:paragraph-rsid="00237ef7"/>
    </style:style>
    <style:style style:name="P2" style:family="paragraph" style:parent-style-name="Standard">
      <style:text-properties officeooo:paragraph-rsid="00237ef7"/>
    </style:style>
    <style:style style:name="P3" style:family="paragraph" style:parent-style-name="Table_20_Contents">
      <style:paragraph-properties fo:text-align="center" style:justify-single-word="false"/>
      <style:text-properties officeooo:rsid="001d7288" officeooo:paragraph-rsid="00237ef7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d7288" officeooo:paragraph-rsid="00237ef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d7288" officeooo:paragraph-rsid="00237ef7" style:font-weight-asian="bold" style:font-weight-complex="bold"/>
    </style:style>
    <style:style style:name="P6" style:family="paragraph" style:parent-style-name="Table_20_Contents" style:list-style-name="L1">
      <style:paragraph-properties fo:text-align="start" style:justify-single-word="false"/>
      <style:text-properties fo:color="#000000" loext:opacity="100%" officeooo:rsid="001d7288" officeooo:paragraph-rsid="00237ef7"/>
    </style:style>
    <style:style style:name="P7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fo:color="#000000" loext:opacity="100%" officeooo:rsid="001d7288" officeooo:paragraph-rsid="00237ef7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1d7288" officeooo:paragraph-rsid="00237ef7" style:font-weight-asian="normal" style:font-weight-complex="normal"/>
    </style:style>
    <style:style style:name="P9" style:family="paragraph" style:parent-style-name="Table_20_Contents" style:list-style-name="L3">
      <style:paragraph-properties fo:text-align="start" style:justify-single-word="false"/>
      <style:text-properties fo:color="#000000" loext:opacity="100%" fo:font-size="11pt" fo:font-weight="normal" officeooo:rsid="001d7288" officeooo:paragraph-rsid="00237ef7" style:font-size-asian="11pt" style:font-weight-asian="normal" style:font-size-complex="11pt" style:font-weight-complex="normal"/>
    </style:style>
    <style:style style:name="P10" style:family="paragraph" style:parent-style-name="Table_20_Contents" style:list-style-name="L3">
      <style:paragraph-properties fo:text-align="start" style:justify-single-word="false"/>
      <style:text-properties fo:color="#000000" loext:opacity="100%" fo:font-weight="bold" officeooo:rsid="001d7288" officeooo:paragraph-rsid="00237ef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1d7288" officeooo:paragraph-rsid="00237ef7" style:font-size-asian="11pt" style:font-weight-asian="bold" style:font-size-complex="11pt" style:font-weight-complex="bold"/>
    </style:style>
    <style:style style:name="P12" style:family="paragraph" style:parent-style-name="Table_20_Contents" style:list-style-name="L4">
      <style:paragraph-properties fo:text-align="start" style:justify-single-word="false"/>
      <style:text-properties fo:color="#000000" loext:opacity="100%" fo:font-size="11pt" fo:font-weight="normal" officeooo:rsid="001d7288" officeooo:paragraph-rsid="00237ef7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1d7288" officeooo:paragraph-rsid="00237ef7" style:font-weight-asian="normal" style:font-weight-complex="normal"/>
    </style:style>
    <style:style style:name="P14" style:family="paragraph" style:parent-style-name="Text_20_body" style:list-style-name="L5">
      <style:paragraph-properties fo:text-align="start" style:justify-single-word="false"/>
      <style:text-properties fo:font-weight="normal" officeooo:rsid="001d7288" officeooo:paragraph-rsid="00237ef7" style:font-weight-asian="normal" style:font-weight-complex="normal"/>
    </style:style>
    <style:style style:name="P15" style:family="paragraph" style:parent-style-name="Text_20_body" style:list-style-name="L6">
      <style:paragraph-properties fo:margin-left="0in" fo:margin-right="0in" fo:margin-top="0in" fo:margin-bottom="0in" style:contextual-spacing="false" fo:orphans="0" fo:widows="0" fo:text-indent="0in" style:auto-text-indent="false"/>
      <style:text-properties fo:color="#000000" loext:opacity="100%" fo:font-weight="normal" officeooo:rsid="001d7288" officeooo:paragraph-rsid="00237ef7" style:font-weight-asian="normal" style:font-weight-complex="normal"/>
    </style:style>
    <style:style style:name="P16" style:family="paragraph" style:parent-style-name="Text_20_body" style:list-style-name="L6">
      <style:paragraph-properties fo:margin-left="0in" fo:margin-right="0in" fo:orphans="0" fo:widows="0" fo:text-indent="0in" style:auto-text-indent="false"/>
      <style:text-properties fo:font-weight="bold" officeooo:rsid="001d7288" officeooo:paragraph-rsid="00237ef7" style:font-weight-asian="bold" style:font-weight-complex="bold"/>
    </style:style>
    <style:style style:name="P17" style:family="paragraph" style:parent-style-name="Standard">
      <style:paragraph-properties fo:margin-top="0.4354in" fo:margin-bottom="0.4354in" style:contextual-spacing="false" fo:text-align="start" style:justify-single-word="false" style:writing-mode="lr-tb"/>
      <style:text-properties fo:font-weight="bold" officeooo:rsid="001d7288" officeooo:paragraph-rsid="00237ef7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font-weight="bold" officeooo:rsid="001d7288" officeooo:paragraph-rsid="00237ef7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33333" loext:opacity="100%" style:font-name="Liberation Serif" fo:language="en" fo:country="US" fo:font-style="normal"/>
    </style:style>
    <style:style style:name="T4" style:family="text">
      <style:text-properties fo:font-variant="normal" fo:text-transform="none" fo:color="#333333" loext:opacity="100%" fo:language="en" fo:country="US" fo:font-style="normal"/>
    </style:style>
    <style:style style:name="T5" style:family="text">
      <style:text-properties officeooo:rsid="00237ef7"/>
    </style:style>
    <style:style style:name="T6" style:family="text">
      <style:text-properties officeooo:rsid="0020075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80" loext:opacity="100%" fo:font-weight="normal" style:font-weight-asian="normal" style:font-weight-complex="normal"/>
    </style:style>
    <style:style style:name="T9" style:family="text">
      <style:text-properties fo:font-weight="normal" officeooo:rsid="00237ef7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Strong_20_Emphasis"><text:line-break/></text:span><text:span text:style-name="Strong_20_Emphasis"><text:span text:style-name="T1">Pré-requis et Installation</text:span></text:span><text:span text:style-name="T1"><text:line-break/></text:span></text:p>
      <text:p text:style-name="P2"/>
      <text:p text:style-name="P2"/>
      <text:p text:style-name="P2">Avant le workshop, merci d’installer les outils et fichiers dont on aura besoin.<text:line-break/>Ce document regroupe tout ce qu’il faut télécharger, ainsi que le lien GitHub avec les exemples que nous utiliserons.</text:p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2">M5 Stack core 2</text:span> </text:p>
          </table:table-cell>
          <table:table-cell table:style-name="Table2.B1" office:value-type="string">
            <text:p text:style-name="P4"><text:span text:style-name="T3">ESP32-S3-Touch-LCD-1</text:span><text:span text:style-name="T4">.46B (Montre)</text:span></text:p>
          </table:table-cell>
        </table:table-row>
        <table:table-row table:style-name="Table2.2">
          <table:table-cell table:style-name="Table2.A2" office:value-type="string">
            <text:p text:style-name="P5"/>
            <text:p text:style-name="P5">Board / <text:span text:style-name="T5">Carte</text:span></text:p>
            <text:p text:style-name="P3"/>
            <text:list text:style-name="L1">
              <text:list-item>
                <text:p text:style-name="P6">esp32 by Espressif Systems (v 2.0.8)</text:p>
                <text:p text:style-name="P6"/>
              </text:list-item>
            </text:list>
          </table:table-cell>
          <table:table-cell table:style-name="Table2.B2" office:value-type="string">
            <text:p text:style-name="P5"/>
            <text:p text:style-name="P5">Board / <text:span text:style-name="T5">Carte</text:span></text:p>
            <text:p text:style-name="P3"/>
            <text:list text:style-name="L2">
              <text:list-item>
                <text:p text:style-name="P7">esp32 by Espressif Systems (v 3.<text:span text:style-name="T6">3.</text:span>0)</text:p>
              </text:list-item>
            </text:list>
          </table:table-cell>
        </table:table-row>
        <table:table-row>
          <table:table-cell table:style-name="Table2.A2" office:value-type="string">
            <text:p text:style-name="P5">Lib<text:span text:style-name="T5">raries / </text:span>bibliothèques </text:p>
            <text:p text:style-name="P8"/>
            <text:list text:style-name="L3">
              <text:list-item>
                <text:p text:style-name="P9">M5Core2 by M5Stack</text:p>
              </text:list-item>
              <text:list-item>
                <text:p text:style-name="P9">PubSubClient by Nick O’Leary (v 2.8)</text:p>
              </text:list-item>
              <text:list-item>
                <text:p text:style-name="P9">lvgl by kisvegabor (v 8.3.11)</text:p>
                <text:p text:style-name="P10"/>
              </text:list-item>
            </text:list>
          </table:table-cell>
          <table:table-cell table:style-name="Table2.B2" office:value-type="string">
            <text:p text:style-name="P5">Lib<text:span text:style-name="T5">raries / </text:span>bibliothèques </text:p>
            <text:p text:style-name="P11"/>
            <text:list text:style-name="L4">
              <text:list-item>
                <text:p text:style-name="P12">ESP32-audioI2S-master by schreibfaul1 (v2.0.0)</text:p>
              </text:list-item>
              <text:list-item>
                <text:p text:style-name="P12">lvgl by kisvegabor (v 8.3.11)</text:p>
              </text:list-item>
              <text:list-item>
                <text:p text:style-name="P12">PubSubClient by Nick O’Leary (v 2.8)</text:p>
              </text:list-item>
            </text:list>
          </table:table-cell>
        </table:table-row>
        <table:table-row table:style-name="Table2.4">
          <table:table-cell table:style-name="Table2.B2" table:number-columns-spanned="2" office:value-type="string">
            <text:p text:style-name="P5">Software</text:p>
            <text:p text:style-name="P13"/>
            <text:list text:style-name="L5">
              <text:list-item>
                <text:p text:style-name="P14">Arduino IDE (<text:a xlink:type="simple" xlink:href="https://www.arduino.cc/en/software/" text:style-name="Internet_20_link" text:visited-style-name="Visited_20_Internet_20_Link">https://www.arduino.cc/en/software/</text:a>)</text:p>
              </text:list-item>
            </text:list>
            <text:list text:style-name="L6">
              <text:list-item>
                <text:p text:style-name="P15">Square Line studio (<text:a xlink:type="simple" xlink:href="https://squareline.io/downloads#lastRelease" text:style-name="Internet_20_link" text:visited-style-name="Visited_20_Internet_20_Link">https://squareline.io/downloads#lastRelease</text:a>)</text:p>
              </text:list-item>
              <text:list-item>
                <text:p text:style-name="P16"><text:span text:style-name="T7">MQTT Explorer (</text:span><text:a xlink:type="simple" xlink:href="https://mqtt-explorer.com/" text:style-name="Internet_20_link" text:visited-style-name="Visited_20_Internet_20_Link"><text:span text:style-name="T8">https://mqtt-explorer.com/</text:span></text:a><text:span text:style-name="T7">)</text:span></text:p>
              </text:list-item>
            </text:list>
          </table:table-cell>
          <table:covered-table-cell/>
        </table:table-row>
        <table:table-row table:style-name="Table2.5">
          <table:table-cell table:style-name="Table2.B2" table:number-columns-spanned="2" office:value-type="string">
            <text:p text:style-name="P17"><text:span text:style-name="Strong_20_Emphasis"><text:span text:style-name="T9">L</text:span></text:span><text:span text:style-name="Strong_20_Emphasis"><text:span text:style-name="T10">ien GitHub où vous pourrez retrouver tous les exemples que nous utiliserons pendant </text:span></text:span><text:span text:style-name="Strong_20_Emphasis"><text:span text:style-name="T9">le Workshop</text:span></text:span><text:span text:style-name="Strong_20_Emphasis"><text:span text:style-name="T10"> :</text:span></text:span><text:span text:style-name="Strong_20_Emphasis"><text:line-break/> <text:s text:c="26"/></text:span><text:a xlink:type="simple" xlink:href="https://github.com/RamyBteich/Workshop-esp32-IHM.git" text:style-name="Internet_20_link" text:visited-style-name="Visited_20_Internet_20_Link"><text:span text:style-name="Strong_20_Emphasis">https://github.com/RamyBteich/Workshop-esp32-IHM.git</text:span></text:a></text:p>
            <text:p text:style-name="P18"><text:span text:style-name="Strong_20_Emphasis"/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10:22:28.422707405</meta:creation-date>
    <dc:date>2025-12-08T16:00:25.575214754</dc:date>
    <meta:editing-duration>PT4H15M28S</meta:editing-duration>
    <meta:editing-cycles>3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23" meta:word-count="135" meta:character-count="973" meta:non-whitespace-character-count="840"/>
  </office:meta>
</office:document-meta>
</file>